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4fcf"/>
    </style:style>
    <style:style style:name="P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4fcf" officeooo:paragraph-rsid="00034fcf" style:text-blinking="false" fo:background-color="transparent"/>
    </style:style>
    <style:style style:name="P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034fcf"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049fea" style:text-blinking="false" fo:background-color="transparent"/>
    </style:style>
    <style:style style:name="P7"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9" style:family="paragraph" style:parent-style-name="Text_20_body">
      <style:text-properties officeooo:paragraph-rsid="00049fea"/>
    </style:style>
    <style:style style:name="P10" style:family="paragraph" style:parent-style-name="Text_20_body">
      <style:text-properties officeooo:paragraph-rsid="000600f1"/>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046d2"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07d8c"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officeooo:rsid="00034fcf"/>
    </style:style>
    <style:style style:name="T6" style:family="text">
      <style:text-properties style:font-name="Arial" fo:font-size="11pt" fo:font-style="normal" fo:font-weight="normal"/>
    </style:style>
    <style:style style:name="T7" style:family="text">
      <style:text-properties officeooo:rsid="00049fea"/>
    </style:style>
    <style:style style:name="T8" style:family="text">
      <style:text-properties officeooo:rsid="000600f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text:span></text:p>
      <text:p text:style-name="P1"><text:span text:style-name="T1">Statically type programming languages - The programming languages which are doing type <text:s text:c="8"/>checking in compile time called statically typed programming languages.</text:span></text:p>
      <text:p text:style-name="Text_20_body"/>
      <text:p text:style-name="P3">Dynamically type programming language - The programming languages which are <text:tab/>doing type checking at run time called dynamically type programming languages.</text:p>
      <text:p text:style-name="Text_20_body"/>
      <text:p text:style-name="P3">Java is a statically and dynamically type programming language.</text:p>
      <text:p text:style-name="Text_20_body"/>
      <text:p text:style-name="P3">Strongly type programming language - The programming languages which consider <text:tab/>type strongly it means we can't assign different types in same variable.</text:p>
      <text:p text:style-name="Text_20_body"/>
      <text:p text:style-name="P3">Loosely type programming languages - The programming languages which consider <text:tab/>type loosely it means we can assign different types in same variable.</text:p>
      <text:p text:style-name="Text_20_body"/>
      <text:p text:style-name="P3">Java is strongly type programming language.</text:p>
      <text:p text:style-name="P3"/>
      <text:p text:style-name="P4">2)</text:p>
      <text:p text:style-name="P3"><text:bookmark text:name="docs-internal-guid-101f17dc-7fff-e836-295f-06798029776e"/>Case sensitive programming languages - The programming languages which consider upper case and lower case of same letter as two different letters.</text:p>
      <text:p text:style-name="Text_20_body"/>
      <text:p text:style-name="P3">Case insensitive programming languages - Programming languages which don't consider upper case and lower case of same letter as two different letters.</text:p>
      <text:p text:style-name="Text_20_body"/>
      <text:p text:style-name="P3">Java is the case sensitive programming language.</text:p>
      <text:p text:style-name="Text_20_body"/>
      <text:p text:style-name="P9"><text:span text:style-name="T7">3)</text:span></text:p>
      <text:p text:style-name="P6"><text:bookmark text:name="docs-internal-guid-6a194c3a-7fff-0343-d9c6-23fb15247a06"/>In java we can assign different types of values into anthor types of variables if we can do this one automatically that process we can called conversion. There are there types of conversions.</text:p>
      <text:p text:style-name="Text_20_body"/>
      <text:p text:style-name="P2">I) Widening primitive conversion.</text:p>
      <text:p text:style-name="P2">Ex : public class Demo1{</text:p>
      <text:p text:style-name="P7">               <text:span text:style-name="T6">public static void main(String[] args){</text:span></text:p>
      <text:p text:style-name="P7">                     <text:span text:style-name="T6">byte myByte = 100;</text:span></text:p>
      <text:p text:style-name="P7">                     <text:span text:style-name="T6">System.out.println(myByte);</text:span></text:p>
      <text:p text:style-name="P7">               <text:span text:style-name="T6">}</text:span></text:p>
      <text:p text:style-name="P7">       <text:span text:style-name="T6">}</text:span></text:p>
      <text:p text:style-name="Text_20_body"/>
      <text:p text:style-name="P2"><text:soft-page-break/>II) Narrowing primitive conversion.</text:p>
      <text:p text:style-name="P2">Ex : public class Demo2{</text:p>
      <text:p text:style-name="P7">               <text:span text:style-name="T6">public static void main(String[] args){</text:span></text:p>
      <text:p text:style-name="P7">                     <text:span text:style-name="T6">final int  myInt = 150;</text:span></text:p>
      <text:p text:style-name="P7">                     <text:span text:style-name="T6">short myShort = myInt;</text:span></text:p>
      <text:p text:style-name="P7">                     <text:span text:style-name="T6">System.out.println(myShort);</text:span></text:p>
      <text:p text:style-name="P7">               <text:span text:style-name="T6">}</text:span></text:p>
      <text:p text:style-name="P7">       <text:span text:style-name="T6">}</text:span></text:p>
      <text:p text:style-name="Text_20_body"/>
      <text:p text:style-name="P2">III) Widening narrowing primitive conversion.</text:p>
      <text:p text:style-name="P2">Ex : public class Demo3{</text:p>
      <text:p text:style-name="P7">               <text:span text:style-name="T6">public static void main(String[] args){</text:span></text:p>
      <text:p text:style-name="P7">                     <text:span text:style-name="T6">final byte myByte = 65;</text:span></text:p>
      <text:p text:style-name="P7">                     <text:span text:style-name="T6">char myChar = myByte;</text:span></text:p>
      <text:p text:style-name="P7">                     <text:span text:style-name="T6">System.out.println(myChar);</text:span></text:p>
      <text:p text:style-name="P7">               <text:span text:style-name="T6">}</text:span></text:p>
      <text:p text:style-name="P7">       <text:span text:style-name="T6">}</text:span></text:p>
      <text:p text:style-name="P10"><text:line-break/><text:span text:style-name="T8">4)</text:span></text:p>
      <text:p text:style-name="P10"><text:bookmark text:name="docs-internal-guid-fbcd603c-7fff-01cc-dbba-ab27415f5480"/><text:span text:style-name="T1">Primitive widening conversion - when we are assigning value to primitive data type the value belongs to comparitively lower range primitive data type in these type of situations called primitive wedening conversion.</text:span></text:p>
      <text:p text:style-name="P2">Ex : public class Demo1{</text:p>
      <text:p text:style-name="P7">               <text:span text:style-name="T6">public static void main(String[] args){</text:span></text:p>
      <text:p text:style-name="P7">                     <text:span text:style-name="T6">Short myShort = 100;</text:span></text:p>
      <text:p text:style-name="P7">                     <text:span text:style-name="T6">long myLong = myShort;</text:span></text:p>
      <text:p text:style-name="P7">                     <text:span text:style-name="T6">System.out.println(myLong);</text:span></text:p>
      <text:p text:style-name="P7">               <text:span text:style-name="T6">}</text:span></text:p>
      <text:p text:style-name="P7">       <text:span text:style-name="T6">}</text:span></text:p>
      <text:p text:style-name="P10"><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0:42:43.011372233</meta:creation-date>
    <dc:date>2023-08-01T21:31:28.319286451</dc:date>
    <meta:editing-duration>PT48M45S</meta:editing-duration>
    <meta:editing-cycles>5</meta:editing-cycles>
    <meta:generator>LibreOffice/7.3.7.2$Linux_X86_64 LibreOffice_project/30$Build-2</meta:generator>
    <meta:document-statistic meta:table-count="0" meta:image-count="0" meta:object-count="0" meta:page-count="2" meta:paragraph-count="46" meta:word-count="316" meta:character-count="2496" meta:non-whitespace-character-count="1832"/>
  </office:meta>
</office:document-meta>
</file>